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2.2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4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c9211e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un-results" table:style-name="ta1">
        <table:shapes>
          <draw:frame draw:z-index="0" draw:style-name="gr1" draw:text-style-name="P1" svg:width="6.2988in" svg:height="3.5429in" svg:x="6.672in" svg:y="3.3827in">
            <draw:object draw:notify-on-update-of-ranges="'run-results'.A2:'run-results'.A41 'run-results'.B2:'run-results'.B41 'run-results'.A2:'run-results'.A41 'run-results'.C2:'run-results'.C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y= a*n*log(n) + bn +c</text:p>
          </table:table-cell>
          <table:table-cell/>
          <table:table-cell office:value-type="string" calcext:value-type="string">
            <text:p>Residuos</text:p>
          </table:table-cell>
          <table:table-cell office:value-type="string" calcext:value-type="string">
            <text:p>Residuos cuadrados</text:p>
          </table:table-cell>
          <table:table-cell table:number-columns-repeated="5"/>
          <table:table-cell office:value-type="string" calcext:value-type="string">
            <text:p>dif al valor medio al cuadrado (para SST)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6" calcext:value-type="float">
            <text:p>66</text:p>
          </table:table-cell>
          <table:table-cell table:style-name="ce1" table:formula="of:=[.$I$2]*[.A2]*LOG([.A2];2)+[.$I$3]*[.A2]+[.$I$4]" office:value-type="float" office:value="3648.78565455436" calcext:value-type="float">
            <text:p>3,648.79</text:p>
          </table:table-cell>
          <table:table-cell/>
          <table:table-cell table:formula="of:=[.C2]-[.B2]" office:value-type="float" office:value="3582.78565455436" calcext:value-type="float">
            <text:p>3582.78565455436</text:p>
          </table:table-cell>
          <table:table-cell table:formula="of:=[.E2]*[.E2]" office:value-type="float" office:value="12836353.0464805" calcext:value-type="float">
            <text:p>12836353.0464805</text:p>
          </table:table-cell>
          <table:table-cell/>
          <table:table-cell table:style-name="ce3" office:value-type="string" calcext:value-type="string">
            <text:p>A</text:p>
          </table:table-cell>
          <table:table-cell office:value-type="float" office:value="1.9935785383976" calcext:value-type="float">
            <text:p>1.9935785383976</text:p>
          </table:table-cell>
          <table:table-cell table:number-columns-repeated="2"/>
          <table:table-cell table:formula="of:=([.B2]-[.$I$11])*([.B2]-[.$I$11])" office:value-type="float" office:value="619499655.0625" calcext:value-type="float">
            <text:p>619499655.06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style-name="ce1" table:formula="of:=[.$I$2]*[.A3]*LOG([.A3];2)+[.$I$3]*[.A3]+[.$I$4]" office:value-type="float" office:value="1894.58788439327" calcext:value-type="float">
            <text:p>1,894.59</text:p>
          </table:table-cell>
          <table:table-cell/>
          <table:table-cell table:formula="of:=[.C3]-[.B3]" office:value-type="float" office:value="1694.58788439327" calcext:value-type="float">
            <text:p>1694.58788439327</text:p>
          </table:table-cell>
          <table:table-cell table:formula="of:=[.E3]*[.E3]" office:value-type="float" office:value="2871628.09793246" calcext:value-type="float">
            <text:p>2871628.09793246</text:p>
          </table:table-cell>
          <table:table-cell/>
          <table:table-cell table:style-name="ce3" office:value-type="string" calcext:value-type="string">
            <text:p>B</text:p>
          </table:table-cell>
          <table:table-cell office:value-type="float" office:value="-25.3695477469222" calcext:value-type="float">
            <text:p>-25.3695477469222</text:p>
          </table:table-cell>
          <table:table-cell table:number-columns-repeated="2"/>
          <table:table-cell table:formula="of:=([.B3]-[.$I$11])*([.B3]-[.$I$11])" office:value-type="float" office:value="612847158.0625" calcext:value-type="float">
            <text:p>612847158.06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33" calcext:value-type="float">
            <text:p>433</text:p>
          </table:table-cell>
          <table:table-cell table:style-name="ce1" table:formula="of:=[.$I$2]*[.A4]*LOG([.A4];2)+[.$I$3]*[.A4]+[.$I$4]" office:value-type="float" office:value="892.853875841015" calcext:value-type="float">
            <text:p>892.85</text:p>
          </table:table-cell>
          <table:table-cell/>
          <table:table-cell table:formula="of:=[.C4]-[.B4]" office:value-type="float" office:value="459.853875841015" calcext:value-type="float">
            <text:p>459.853875841015</text:p>
          </table:table-cell>
          <table:table-cell table:formula="of:=[.E4]*[.E4]" office:value-type="float" office:value="211465.587126004" calcext:value-type="float">
            <text:p>211465.587126004</text:p>
          </table:table-cell>
          <table:table-cell/>
          <table:table-cell table:style-name="ce3" office:value-type="string" calcext:value-type="string">
            <text:p>C</text:p>
          </table:table-cell>
          <table:table-cell office:value-type="float" office:value="7396.56196311305" calcext:value-type="float">
            <text:p>7396.56196311305</text:p>
          </table:table-cell>
          <table:table-cell table:number-columns-repeated="2"/>
          <table:table-cell table:formula="of:=([.B4]-[.$I$11])*([.B4]-[.$I$11])" office:value-type="float" office:value="601365267.5625" calcext:value-type="float">
            <text:p>601365267.56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54" calcext:value-type="float">
            <text:p>754</text:p>
          </table:table-cell>
          <table:table-cell table:style-name="ce1" table:formula="of:=[.$I$2]*[.A5]*LOG([.A5];2)+[.$I$3]*[.A5]+[.$I$4]" office:value-type="float" office:value="379.770882468708" calcext:value-type="float">
            <text:p>379.77</text:p>
          </table:table-cell>
          <table:table-cell/>
          <table:table-cell table:formula="of:=[.C5]-[.B5]" office:value-type="float" office:value="-374.229117531292" calcext:value-type="float">
            <text:p>-374.229117531292</text:p>
          </table:table-cell>
          <table:table-cell table:formula="of:=[.E5]*[.E5]" office:value-type="float" office:value="140047.43240825" calcext:value-type="float">
            <text:p>140047.43240825</text:p>
          </table:table-cell>
          <table:table-cell table:number-columns-repeated="5"/>
          <table:table-cell table:formula="of:=([.B5]-[.$I$11])*([.B5]-[.$I$11])" office:value-type="float" office:value="585724703.0625" calcext:value-type="float">
            <text:p>585724703.06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123" calcext:value-type="float">
            <text:p>1123</text:p>
          </table:table-cell>
          <table:table-cell table:style-name="ce1" table:formula="of:=[.$I$2]*[.A6]*LOG([.A6];2)+[.$I$3]*[.A6]+[.$I$4]" office:value-type="float" office:value="230.045464494303" calcext:value-type="float">
            <text:p>230.05</text:p>
          </table:table-cell>
          <table:table-cell/>
          <table:table-cell table:formula="of:=[.C6]-[.B6]" office:value-type="float" office:value="-892.954535505697" calcext:value-type="float">
            <text:p>-892.954535505697</text:p>
          </table:table-cell>
          <table:table-cell table:formula="of:=[.E6]*[.E6]" office:value-type="float" office:value="797367.802480195" calcext:value-type="float">
            <text:p>797367.802480195</text:p>
          </table:table-cell>
          <table:table-cell/>
          <table:table-cell office:value-type="string" calcext:value-type="string">
            <text:p>Suma de cuadrados</text:p>
          </table:table-cell>
          <table:table-cell table:formula="of:=SUM([.F2:.F41])" office:value-type="float" office:value="65680141.7681051" calcext:value-type="float">
            <text:p>65680141.7681051</text:p>
          </table:table-cell>
          <table:table-cell table:number-columns-repeated="2"/>
          <table:table-cell table:formula="of:=([.B6]-[.$I$11])*([.B6]-[.$I$11])" office:value-type="float" office:value="567999972.5625" calcext:value-type="float">
            <text:p>567999972.56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15" calcext:value-type="float">
            <text:p>1615</text:p>
          </table:table-cell>
          <table:table-cell table:style-name="ce1" table:formula="of:=[.$I$2]*[.A7]*LOG([.A7];2)+[.$I$3]*[.A7]+[.$I$4]" office:value-type="float" office:value="369.881403761793" calcext:value-type="float">
            <text:p>369.88</text:p>
          </table:table-cell>
          <table:table-cell/>
          <table:table-cell table:formula="of:=[.C7]-[.B7]" office:value-type="float" office:value="-1245.11859623821" calcext:value-type="float">
            <text:p>-1245.11859623821</text:p>
          </table:table-cell>
          <table:table-cell table:formula="of:=[.E7]*[.E7]" office:value-type="float" office:value="1550320.3186982" calcext:value-type="float">
            <text:p>1550320.3186982</text:p>
          </table:table-cell>
          <table:table-cell/>
          <table:table-cell table:style-name="ce3" office:value-type="string" calcext:value-type="string">
            <text:p>SSR</text:p>
          </table:table-cell>
          <table:table-cell table:style-name="ce3" table:formula="of:=[.I6]" office:value-type="float" office:value="65680141.7681051" calcext:value-type="float">
            <text:p>65680141.7681051</text:p>
          </table:table-cell>
          <table:table-cell table:number-columns-repeated="2"/>
          <table:table-cell table:formula="of:=([.B7]-[.$I$11])*([.B7]-[.$I$11])" office:value-type="float" office:value="544790610.5625" calcext:value-type="float">
            <text:p>544790610.562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189" calcext:value-type="float">
            <text:p>2189</text:p>
          </table:table-cell>
          <table:table-cell table:style-name="ce1" table:formula="of:=[.$I$2]*[.A8]*LOG([.A8];2)+[.$I$3]*[.A8]+[.$I$4]" office:value-type="float" office:value="750.516631178421" calcext:value-type="float">
            <text:p>750.52</text:p>
          </table:table-cell>
          <table:table-cell/>
          <table:table-cell table:formula="of:=[.C8]-[.B8]" office:value-type="float" office:value="-1438.48336882158" calcext:value-type="float">
            <text:p>-1438.48336882158</text:p>
          </table:table-cell>
          <table:table-cell table:formula="of:=[.E8]*[.E8]" office:value-type="float" office:value="2069234.40237628" calcext:value-type="float">
            <text:p>2069234.40237628</text:p>
          </table:table-cell>
          <table:table-cell table:number-columns-repeated="5"/>
          <table:table-cell table:formula="of:=([.B8]-[.$I$11])*([.B8]-[.$I$11])" office:value-type="float" office:value="518324905.5625" calcext:value-type="float">
            <text:p>518324905.562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888" calcext:value-type="float">
            <text:p>2888</text:p>
          </table:table-cell>
          <table:table-cell table:style-name="ce1" table:formula="of:=[.$I$2]*[.A9]*LOG([.A9];2)+[.$I$3]*[.A9]+[.$I$4]" office:value-type="float" office:value="1337.29395541478" calcext:value-type="float">
            <text:p>1,337.29</text:p>
          </table:table-cell>
          <table:table-cell/>
          <table:table-cell table:formula="of:=[.C9]-[.B9]" office:value-type="float" office:value="-1550.70604458522" calcext:value-type="float">
            <text:p>-1550.70604458522</text:p>
          </table:table-cell>
          <table:table-cell table:formula="of:=[.E9]*[.E9]" office:value-type="float" office:value="2404689.23671313" calcext:value-type="float">
            <text:p>2404689.23671313</text:p>
          </table:table-cell>
          <table:table-cell/>
          <table:table-cell office:value-type="string" calcext:value-type="string">
            <text:p>Suma de valores</text:p>
          </table:table-cell>
          <table:table-cell table:formula="of:=SUM([.B2:.B41])" office:value-type="float" office:value="998230" calcext:value-type="float">
            <text:p>998230</text:p>
          </table:table-cell>
          <table:table-cell table:number-columns-repeated="2"/>
          <table:table-cell table:formula="of:=([.B9]-[.$I$11])*([.B9]-[.$I$11])" office:value-type="float" office:value="486985590.0625" calcext:value-type="float">
            <text:p>486985590.062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627" calcext:value-type="float">
            <text:p>3627</text:p>
          </table:table-cell>
          <table:table-cell table:style-name="ce1" table:formula="of:=[.$I$2]*[.A10]*LOG([.A10];2)+[.$I$3]*[.A10]+[.$I$4]" office:value-type="float" office:value="2104.30021650912" calcext:value-type="float">
            <text:p>2,104.30</text:p>
          </table:table-cell>
          <table:table-cell/>
          <table:table-cell table:formula="of:=[.C10]-[.B10]" office:value-type="float" office:value="-1522.69978349088" calcext:value-type="float">
            <text:p>-1522.69978349088</text:p>
          </table:table-cell>
          <table:table-cell table:formula="of:=[.E10]*[.E10]" office:value-type="float" office:value="2318614.63064316" calcext:value-type="float">
            <text:p>2318614.63064316</text:p>
          </table:table-cell>
          <table:table-cell/>
          <table:table-cell office:value-type="string" calcext:value-type="string">
            <text:p>Cantidad</text:p>
          </table:table-cell>
          <table:table-cell table:formula="of:=COUNT([.A2:.A41])" office:value-type="float" office:value="40" calcext:value-type="float">
            <text:p>40</text:p>
          </table:table-cell>
          <table:table-cell table:number-columns-repeated="2"/>
          <table:table-cell table:formula="of:=([.B10]-[.$I$11])*([.B10]-[.$I$11])" office:value-type="float" office:value="454915576.5625" calcext:value-type="float">
            <text:p>454915576.562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450" calcext:value-type="float">
            <text:p>4450</text:p>
          </table:table-cell>
          <table:table-cell table:style-name="ce1" table:formula="of:=[.$I$2]*[.A11]*LOG([.A11];2)+[.$I$3]*[.A11]+[.$I$4]" office:value-type="float" office:value="3031.42165786361" calcext:value-type="float">
            <text:p>3,031.42</text:p>
          </table:table-cell>
          <table:table-cell/>
          <table:table-cell table:formula="of:=[.C11]-[.B11]" office:value-type="float" office:value="-1418.5783421364" calcext:value-type="float">
            <text:p>-1418.5783421364</text:p>
          </table:table-cell>
          <table:table-cell table:formula="of:=[.E11]*[.E11]" office:value-type="float" office:value="2012364.51277844" calcext:value-type="float">
            <text:p>2012364.51277844</text:p>
          </table:table-cell>
          <table:table-cell/>
          <table:table-cell table:style-name="ce3" office:value-type="string" calcext:value-type="string">
            <text:p>Valor medio</text:p>
          </table:table-cell>
          <table:table-cell table:style-name="ce3" table:formula="of:=[.I9]/[.I10]" office:value-type="float" office:value="24955.75" calcext:value-type="float">
            <text:p>24955.75</text:p>
          </table:table-cell>
          <table:table-cell table:number-columns-repeated="2"/>
          <table:table-cell table:formula="of:=([.B11]-[.$I$11])*([.B11]-[.$I$11])" office:value-type="float" office:value="420485783.0625" calcext:value-type="float">
            <text:p>420485783.062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5484" calcext:value-type="float">
            <text:p>5484</text:p>
          </table:table-cell>
          <table:table-cell table:style-name="ce1" table:formula="of:=[.$I$2]*[.A12]*LOG([.A12];2)+[.$I$3]*[.A12]+[.$I$4]" office:value-type="float" office:value="4102.59003379917" calcext:value-type="float">
            <text:p>4,102.59</text:p>
          </table:table-cell>
          <table:table-cell/>
          <table:table-cell table:formula="of:=[.C12]-[.B12]" office:value-type="float" office:value="-1381.40996620083" calcext:value-type="float">
            <text:p>-1381.40996620083</text:p>
          </table:table-cell>
          <table:table-cell table:formula="of:=[.E12]*[.E12]" office:value-type="float" office:value="1908293.49471898" calcext:value-type="float">
            <text:p>1908293.49471898</text:p>
          </table:table-cell>
          <table:table-cell table:number-columns-repeated="5"/>
          <table:table-cell table:formula="of:=([.B12]-[.$I$11])*([.B12]-[.$I$11])" office:value-type="float" office:value="379149048.0625" calcext:value-type="float">
            <text:p>379149048.062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419" calcext:value-type="float">
            <text:p>6419</text:p>
          </table:table-cell>
          <table:table-cell table:style-name="ce1" table:formula="of:=[.$I$2]*[.A13]*LOG([.A13];2)+[.$I$3]*[.A13]+[.$I$4]" office:value-type="float" office:value="5304.67207479616" calcext:value-type="float">
            <text:p>5,304.67</text:p>
          </table:table-cell>
          <table:table-cell/>
          <table:table-cell table:formula="of:=[.C13]-[.B13]" office:value-type="float" office:value="-1114.32792520384" calcext:value-type="float">
            <text:p>-1114.32792520384</text:p>
          </table:table-cell>
          <table:table-cell table:formula="of:=[.E13]*[.E13]" office:value-type="float" office:value="1241726.72488909" calcext:value-type="float">
            <text:p>1241726.72488909</text:p>
          </table:table-cell>
          <table:table-cell/>
          <table:table-cell table:style-name="ce3" office:value-type="string" calcext:value-type="string">
            <text:p>SST</text:p>
          </table:table-cell>
          <table:table-cell table:style-name="ce3" table:formula="of:=SUM([.L2:.L41])" office:value-type="float" office:value="19382645455.5" calcext:value-type="float">
            <text:p>19382645455.5</text:p>
          </table:table-cell>
          <table:table-cell table:number-columns-repeated="2"/>
          <table:table-cell table:formula="of:=([.B13]-[.$I$11])*([.B13]-[.$I$11])" office:value-type="float" office:value="343611100.5625" calcext:value-type="float">
            <text:p>343611100.5625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7591" calcext:value-type="float">
            <text:p>7591</text:p>
          </table:table-cell>
          <table:table-cell table:style-name="ce1" table:formula="of:=[.$I$2]*[.A14]*LOG([.A14];2)+[.$I$3]*[.A14]+[.$I$4]" office:value-type="float" office:value="6626.7317825311" calcext:value-type="float">
            <text:p>6,626.73</text:p>
          </table:table-cell>
          <table:table-cell/>
          <table:table-cell table:formula="of:=[.C14]-[.B14]" office:value-type="float" office:value="-964.268217468903" calcext:value-type="float">
            <text:p>-964.268217468903</text:p>
          </table:table-cell>
          <table:table-cell table:formula="of:=[.E14]*[.E14]" office:value-type="float" office:value="929813.195220655" calcext:value-type="float">
            <text:p>929813.195220655</text:p>
          </table:table-cell>
          <table:table-cell table:number-columns-repeated="5"/>
          <table:table-cell table:formula="of:=([.B14]-[.$I$11])*([.B14]-[.$I$11])" office:value-type="float" office:value="301534542.5625" calcext:value-type="float">
            <text:p>301534542.562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048" calcext:value-type="float">
            <text:p>9048</text:p>
          </table:table-cell>
          <table:table-cell table:style-name="ce1" table:formula="of:=[.$I$2]*[.A15]*LOG([.A15];2)+[.$I$3]*[.A15]+[.$I$4]" office:value-type="float" office:value="8059.52106802703" calcext:value-type="float">
            <text:p>8,059.52</text:p>
          </table:table-cell>
          <table:table-cell/>
          <table:table-cell table:formula="of:=[.C15]-[.B15]" office:value-type="float" office:value="-988.478931972967" calcext:value-type="float">
            <text:p>-988.478931972967</text:p>
          </table:table-cell>
          <table:table-cell table:formula="of:=[.E15]*[.E15]" office:value-type="float" office:value="977090.598954418" calcext:value-type="float">
            <text:p>977090.598954418</text:p>
          </table:table-cell>
          <table:table-cell/>
          <table:table-cell table:style-name="ce4" office:value-type="string" calcext:value-type="string">
            <text:p>R^2</text:p>
          </table:table-cell>
          <table:table-cell table:style-name="ce4" table:formula="of:=1-([.I7]/[.I13])" office:value-type="float" office:value="0.996611394356931" calcext:value-type="float">
            <text:p>0.996611394356931</text:p>
          </table:table-cell>
          <table:table-cell table:number-columns-repeated="2"/>
          <table:table-cell table:formula="of:=([.B15]-[.$I$11])*([.B15]-[.$I$11])" office:value-type="float" office:value="253056510.0625" calcext:value-type="float">
            <text:p>253056510.0625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0199" calcext:value-type="float">
            <text:p>10199</text:p>
          </table:table-cell>
          <table:table-cell table:style-name="ce1" table:formula="of:=[.$I$2]*[.A16]*LOG([.A16];2)+[.$I$3]*[.A16]+[.$I$4]" office:value-type="float" office:value="9595.11665927703" calcext:value-type="float">
            <text:p>9,595.12</text:p>
          </table:table-cell>
          <table:table-cell/>
          <table:table-cell table:formula="of:=[.C16]-[.B16]" office:value-type="float" office:value="-603.883340722976" calcext:value-type="float">
            <text:p>-603.883340722976</text:p>
          </table:table-cell>
          <table:table-cell table:formula="of:=[.E16]*[.E16]" office:value-type="float" office:value="364675.089202742" calcext:value-type="float">
            <text:p>364675.089202742</text:p>
          </table:table-cell>
          <table:table-cell table:number-columns-repeated="5"/>
          <table:table-cell table:formula="of:=([.B16]-[.$I$11])*([.B16]-[.$I$11])" office:value-type="float" office:value="217761670.5625" calcext:value-type="float">
            <text:p>217761670.562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1568" calcext:value-type="float">
            <text:p>11568</text:p>
          </table:table-cell>
          <table:table-cell table:style-name="ce1" table:formula="of:=[.$I$2]*[.A17]*LOG([.A17];2)+[.$I$3]*[.A17]+[.$I$4]" office:value-type="float" office:value="11226.6542548973" calcext:value-type="float">
            <text:p>11,226.65</text:p>
          </table:table-cell>
          <table:table-cell/>
          <table:table-cell table:formula="of:=[.C17]-[.B17]" office:value-type="float" office:value="-341.345745102655" calcext:value-type="float">
            <text:p>-341.345745102655</text:p>
          </table:table-cell>
          <table:table-cell table:formula="of:=[.E17]*[.E17]" office:value-type="float" office:value="116516.917699687" calcext:value-type="float">
            <text:p>116516.917699687</text:p>
          </table:table-cell>
          <table:table-cell table:number-columns-repeated="5"/>
          <table:table-cell table:formula="of:=([.B17]-[.$I$11])*([.B17]-[.$I$11])" office:value-type="float" office:value="179231850.0625" calcext:value-type="float">
            <text:p>179231850.0625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3117" calcext:value-type="float">
            <text:p>13117</text:p>
          </table:table-cell>
          <table:table-cell table:style-name="ce1" table:formula="of:=[.$I$2]*[.A18]*LOG([.A18];2)+[.$I$3]*[.A18]+[.$I$4]" office:value-type="float" office:value="12948.1293905375" calcext:value-type="float">
            <text:p>12,948.13</text:p>
          </table:table-cell>
          <table:table-cell/>
          <table:table-cell table:formula="of:=[.C18]-[.B18]" office:value-type="float" office:value="-168.870609462501" calcext:value-type="float">
            <text:p>-168.870609462501</text:p>
          </table:table-cell>
          <table:table-cell table:formula="of:=[.E18]*[.E18]" office:value-type="float" office:value="28517.2827402366" calcext:value-type="float">
            <text:p>28517.2827402366</text:p>
          </table:table-cell>
          <table:table-cell table:number-columns-repeated="5"/>
          <table:table-cell table:formula="of:=([.B18]-[.$I$11])*([.B18]-[.$I$11])" office:value-type="float" office:value="140156001.5625" calcext:value-type="float">
            <text:p>140156001.562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4783" calcext:value-type="float">
            <text:p>14783</text:p>
          </table:table-cell>
          <table:table-cell table:style-name="ce1" table:formula="of:=[.$I$2]*[.A19]*LOG([.A19];2)+[.$I$3]*[.A19]+[.$I$4]" office:value-type="float" office:value="14754.2453154836" calcext:value-type="float">
            <text:p>14,754.25</text:p>
          </table:table-cell>
          <table:table-cell/>
          <table:table-cell table:formula="of:=[.C19]-[.B19]" office:value-type="float" office:value="-28.7546845163815" calcext:value-type="float">
            <text:p>-28.7546845163815</text:p>
          </table:table-cell>
          <table:table-cell table:formula="of:=[.E19]*[.E19]" office:value-type="float" office:value="826.831881636632" calcext:value-type="float">
            <text:p>826.831881636632</text:p>
          </table:table-cell>
          <table:table-cell table:number-columns-repeated="5"/>
          <table:table-cell table:formula="of:=([.B19]-[.$I$11])*([.B19]-[.$I$11])" office:value-type="float" office:value="103484842.5625" calcext:value-type="float">
            <text:p>103484842.5625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16373" calcext:value-type="float">
            <text:p>16373</text:p>
          </table:table-cell>
          <table:table-cell table:style-name="ce1" table:formula="of:=[.$I$2]*[.A20]*LOG([.A20];2)+[.$I$3]*[.A20]+[.$I$4]" office:value-type="float" office:value="16640.2947734614" calcext:value-type="float">
            <text:p>16,640.29</text:p>
          </table:table-cell>
          <table:table-cell/>
          <table:table-cell table:formula="of:=[.C20]-[.B20]" office:value-type="float" office:value="267.294773461377" calcext:value-type="float">
            <text:p>267.294773461377</text:p>
          </table:table-cell>
          <table:table-cell table:formula="of:=[.E20]*[.E20]" office:value-type="float" office:value="71446.4959197689" calcext:value-type="float">
            <text:p>71446.4959197689</text:p>
          </table:table-cell>
          <table:table-cell table:number-columns-repeated="5"/>
          <table:table-cell table:formula="of:=([.B20]-[.$I$11])*([.B20]-[.$I$11])" office:value-type="float" office:value="73663597.5625" calcext:value-type="float">
            <text:p>73663597.562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7946" calcext:value-type="float">
            <text:p>17946</text:p>
          </table:table-cell>
          <table:table-cell table:style-name="ce1" table:formula="of:=[.$I$2]*[.A21]*LOG([.A21];2)+[.$I$3]*[.A21]+[.$I$4]" office:value-type="float" office:value="18602.0667365902" calcext:value-type="float">
            <text:p>18,602.07</text:p>
          </table:table-cell>
          <table:table-cell/>
          <table:table-cell table:formula="of:=[.C21]-[.B21]" office:value-type="float" office:value="656.066736590168" calcext:value-type="float">
            <text:p>656.066736590168</text:p>
          </table:table-cell>
          <table:table-cell table:formula="of:=[.E21]*[.E21]" office:value-type="float" office:value="430423.562860073" calcext:value-type="float">
            <text:p>430423.562860073</text:p>
          </table:table-cell>
          <table:table-cell table:number-columns-repeated="5"/>
          <table:table-cell table:formula="of:=([.B21]-[.$I$11])*([.B21]-[.$I$11])" office:value-type="float" office:value="49136595.0625" calcext:value-type="float">
            <text:p>49136595.0625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19852" calcext:value-type="float">
            <text:p>19852</text:p>
          </table:table-cell>
          <table:table-cell table:style-name="ce1" table:formula="of:=[.$I$2]*[.A22]*LOG([.A22];2)+[.$I$3]*[.A22]+[.$I$4]" office:value-type="float" office:value="20635.7718361375" calcext:value-type="float">
            <text:p>20,635.77</text:p>
          </table:table-cell>
          <table:table-cell/>
          <table:table-cell table:formula="of:=[.C22]-[.B22]" office:value-type="float" office:value="783.771836137479" calcext:value-type="float">
            <text:p>783.771836137479</text:p>
          </table:table-cell>
          <table:table-cell table:formula="of:=[.E22]*[.E22]" office:value-type="float" office:value="614298.291122315" calcext:value-type="float">
            <text:p>614298.291122315</text:p>
          </table:table-cell>
          <table:table-cell table:number-columns-repeated="5"/>
          <table:table-cell table:formula="of:=([.B22]-[.$I$11])*([.B22]-[.$I$11])" office:value-type="float" office:value="26048264.0625" calcext:value-type="float">
            <text:p>26048264.062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1815" calcext:value-type="float">
            <text:p>21815</text:p>
          </table:table-cell>
          <table:table-cell table:style-name="ce1" table:formula="of:=[.$I$2]*[.A23]*LOG([.A23];2)+[.$I$3]*[.A23]+[.$I$4]" office:value-type="float" office:value="22737.9820268589" calcext:value-type="float">
            <text:p>22,737.98</text:p>
          </table:table-cell>
          <table:table-cell/>
          <table:table-cell table:formula="of:=[.C23]-[.B23]" office:value-type="float" office:value="922.982026858917" calcext:value-type="float">
            <text:p>922.982026858917</text:p>
          </table:table-cell>
          <table:table-cell table:formula="of:=[.E23]*[.E23]" office:value-type="float" office:value="851895.821904595" calcext:value-type="float">
            <text:p>851895.821904595</text:p>
          </table:table-cell>
          <table:table-cell table:number-columns-repeated="5"/>
          <table:table-cell table:formula="of:=([.B23]-[.$I$11])*([.B23]-[.$I$11])" office:value-type="float" office:value="9864310.5625" calcext:value-type="float">
            <text:p>9864310.5625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23704" calcext:value-type="float">
            <text:p>23704</text:p>
          </table:table-cell>
          <table:table-cell table:style-name="ce1" table:formula="of:=[.$I$2]*[.A24]*LOG([.A24];2)+[.$I$3]*[.A24]+[.$I$4]" office:value-type="float" office:value="24905.5812423954" calcext:value-type="float">
            <text:p>24,905.58</text:p>
          </table:table-cell>
          <table:table-cell/>
          <table:table-cell table:formula="of:=[.C24]-[.B24]" office:value-type="float" office:value="1201.58124239535" calcext:value-type="float">
            <text:p>1201.58124239535</text:p>
          </table:table-cell>
          <table:table-cell table:formula="of:=[.E24]*[.E24]" office:value-type="float" office:value="1443797.48207636" calcext:value-type="float">
            <text:p>1443797.48207636</text:p>
          </table:table-cell>
          <table:table-cell table:number-columns-repeated="5"/>
          <table:table-cell table:formula="of:=([.B24]-[.$I$11])*([.B24]-[.$I$11])" office:value-type="float" office:value="1566878.0625" calcext:value-type="float">
            <text:p>1566878.062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5859" calcext:value-type="float">
            <text:p>25859</text:p>
          </table:table-cell>
          <table:table-cell table:style-name="ce1" table:formula="of:=[.$I$2]*[.A25]*LOG([.A25];2)+[.$I$3]*[.A25]+[.$I$4]" office:value-type="float" office:value="27135.7246472505" calcext:value-type="float">
            <text:p>27,135.72</text:p>
          </table:table-cell>
          <table:table-cell/>
          <table:table-cell table:formula="of:=[.C25]-[.B25]" office:value-type="float" office:value="1276.72464725051" calcext:value-type="float">
            <text:p>1276.72464725051</text:p>
          </table:table-cell>
          <table:table-cell table:formula="of:=[.E25]*[.E25]" office:value-type="float" office:value="1630025.82489695" calcext:value-type="float">
            <text:p>1630025.82489695</text:p>
          </table:table-cell>
          <table:table-cell table:number-columns-repeated="5"/>
          <table:table-cell table:formula="of:=([.B25]-[.$I$11])*([.B25]-[.$I$11])" office:value-type="float" office:value="815860.5625" calcext:value-type="float">
            <text:p>815860.562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8096" calcext:value-type="float">
            <text:p>28096</text:p>
          </table:table-cell>
          <table:table-cell table:style-name="ce1" table:formula="of:=[.$I$2]*[.A26]*LOG([.A26];2)+[.$I$3]*[.A26]+[.$I$4]" office:value-type="float" office:value="29425.8046908929" calcext:value-type="float">
            <text:p>29,425.80</text:p>
          </table:table-cell>
          <table:table-cell/>
          <table:table-cell table:formula="of:=[.C26]-[.B26]" office:value-type="float" office:value="1329.80469089289" calcext:value-type="float">
            <text:p>1329.80469089289</text:p>
          </table:table-cell>
          <table:table-cell table:formula="of:=[.E26]*[.E26]" office:value-type="float" office:value="1768380.51592073" calcext:value-type="float">
            <text:p>1768380.51592073</text:p>
          </table:table-cell>
          <table:table-cell table:number-columns-repeated="5"/>
          <table:table-cell table:formula="of:=([.B26]-[.$I$11])*([.B26]-[.$I$11])" office:value-type="float" office:value="9861170.0625" calcext:value-type="float">
            <text:p>9861170.062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30467" calcext:value-type="float">
            <text:p>30467</text:p>
          </table:table-cell>
          <table:table-cell table:style-name="ce1" table:formula="of:=[.$I$2]*[.A27]*LOG([.A27];2)+[.$I$3]*[.A27]+[.$I$4]" office:value-type="float" office:value="31773.422601118" calcext:value-type="float">
            <text:p>31,773.42</text:p>
          </table:table-cell>
          <table:table-cell/>
          <table:table-cell table:formula="of:=[.C27]-[.B27]" office:value-type="float" office:value="1306.42260111801" calcext:value-type="float">
            <text:p>1306.42260111801</text:p>
          </table:table-cell>
          <table:table-cell table:formula="of:=[.E27]*[.E27]" office:value-type="float" office:value="1706740.01271194" calcext:value-type="float">
            <text:p>1706740.01271194</text:p>
          </table:table-cell>
          <table:table-cell table:number-columns-repeated="5"/>
          <table:table-cell table:formula="of:=([.B27]-[.$I$11])*([.B27]-[.$I$11])" office:value-type="float" office:value="30373876.5625" calcext:value-type="float">
            <text:p>30373876.5625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32579" calcext:value-type="float">
            <text:p>32579</text:p>
          </table:table-cell>
          <table:table-cell table:style-name="ce1" table:formula="of:=[.$I$2]*[.A28]*LOG([.A28];2)+[.$I$3]*[.A28]+[.$I$4]" office:value-type="float" office:value="34176.3642689375" calcext:value-type="float">
            <text:p>34,176.36</text:p>
          </table:table-cell>
          <table:table-cell/>
          <table:table-cell table:formula="of:=[.C28]-[.B28]" office:value-type="float" office:value="1597.36426893752" calcext:value-type="float">
            <text:p>1597.36426893752</text:p>
          </table:table-cell>
          <table:table-cell table:formula="of:=[.E28]*[.E28]" office:value-type="float" office:value="2551572.60767829" calcext:value-type="float">
            <text:p>2551572.60767829</text:p>
          </table:table-cell>
          <table:table-cell table:number-columns-repeated="5"/>
          <table:table-cell table:formula="of:=([.B28]-[.$I$11])*([.B28]-[.$I$11])" office:value-type="float" office:value="58113940.5625" calcext:value-type="float">
            <text:p>58113940.562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35102" calcext:value-type="float">
            <text:p>35102</text:p>
          </table:table-cell>
          <table:table-cell table:style-name="ce1" table:formula="of:=[.$I$2]*[.A29]*LOG([.A29];2)+[.$I$3]*[.A29]+[.$I$4]" office:value-type="float" office:value="36632.5797105076" calcext:value-type="float">
            <text:p>36,632.58</text:p>
          </table:table-cell>
          <table:table-cell/>
          <table:table-cell table:formula="of:=[.C29]-[.B29]" office:value-type="float" office:value="1530.57971050755" calcext:value-type="float">
            <text:p>1530.57971050755</text:p>
          </table:table-cell>
          <table:table-cell table:formula="of:=[.E29]*[.E29]" office:value-type="float" office:value="2342674.25021739" calcext:value-type="float">
            <text:p>2342674.25021739</text:p>
          </table:table-cell>
          <table:table-cell table:number-columns-repeated="5"/>
          <table:table-cell table:formula="of:=([.B29]-[.$I$11])*([.B29]-[.$I$11])" office:value-type="float" office:value="102946389.0625" calcext:value-type="float">
            <text:p>102946389.0625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37980" calcext:value-type="float">
            <text:p>37980</text:p>
          </table:table-cell>
          <table:table-cell table:style-name="ce1" table:formula="of:=[.$I$2]*[.A30]*LOG([.A30];2)+[.$I$3]*[.A30]+[.$I$4]" office:value-type="float" office:value="39140.1654664426" calcext:value-type="float">
            <text:p>39,140.17</text:p>
          </table:table-cell>
          <table:table-cell/>
          <table:table-cell table:formula="of:=[.C30]-[.B30]" office:value-type="float" office:value="1160.16546644261" calcext:value-type="float">
            <text:p>1160.16546644261</text:p>
          </table:table-cell>
          <table:table-cell table:formula="of:=[.E30]*[.E30]" office:value-type="float" office:value="1345983.909526" calcext:value-type="float">
            <text:p>1345983.909526</text:p>
          </table:table-cell>
          <table:table-cell table:number-columns-repeated="5"/>
          <table:table-cell table:formula="of:=([.B30]-[.$I$11])*([.B30]-[.$I$11])" office:value-type="float" office:value="169631088.0625" calcext:value-type="float">
            <text:p>169631088.062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40159" calcext:value-type="float">
            <text:p>40159</text:p>
          </table:table-cell>
          <table:table-cell table:style-name="ce1" table:formula="of:=[.$I$2]*[.A31]*LOG([.A31];2)+[.$I$3]*[.A31]+[.$I$4]" office:value-type="float" office:value="41697.349431405" calcext:value-type="float">
            <text:p>41,697.35</text:p>
          </table:table-cell>
          <table:table-cell/>
          <table:table-cell table:formula="of:=[.C31]-[.B31]" office:value-type="float" office:value="1538.34943140504" calcext:value-type="float">
            <text:p>1538.34943140504</text:p>
          </table:table-cell>
          <table:table-cell table:formula="of:=[.E31]*[.E31]" office:value-type="float" office:value="2366518.97310421" calcext:value-type="float">
            <text:p>2366518.97310421</text:p>
          </table:table-cell>
          <table:table-cell table:number-columns-repeated="5"/>
          <table:table-cell table:formula="of:=([.B31]-[.$I$11])*([.B31]-[.$I$11])" office:value-type="float" office:value="231138810.5625" calcext:value-type="float">
            <text:p>231138810.5625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43668" calcext:value-type="float">
            <text:p>43668</text:p>
          </table:table-cell>
          <table:table-cell table:style-name="ce1" table:formula="of:=[.$I$2]*[.A32]*LOG([.A32];2)+[.$I$3]*[.A32]+[.$I$4]" office:value-type="float" office:value="44302.4777084297" calcext:value-type="float">
            <text:p>44,302.48</text:p>
          </table:table-cell>
          <table:table-cell/>
          <table:table-cell table:formula="of:=[.C32]-[.B32]" office:value-type="float" office:value="634.477708429702" calcext:value-type="float">
            <text:p>634.477708429702</text:p>
          </table:table-cell>
          <table:table-cell table:formula="of:=[.E32]*[.E32]" office:value-type="float" office:value="402561.962494206" calcext:value-type="float">
            <text:p>402561.962494206</text:p>
          </table:table-cell>
          <table:table-cell table:number-columns-repeated="5"/>
          <table:table-cell table:formula="of:=([.B32]-[.$I$11])*([.B32]-[.$I$11])" office:value-type="float" office:value="350148300.0625" calcext:value-type="float">
            <text:p>350148300.062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46536" calcext:value-type="float">
            <text:p>46536</text:p>
          </table:table-cell>
          <table:table-cell table:style-name="ce1" table:formula="of:=[.$I$2]*[.A33]*LOG([.A33];2)+[.$I$3]*[.A33]+[.$I$4]" office:value-type="float" office:value="46954.0031610433" calcext:value-type="float">
            <text:p>46,954.00</text:p>
          </table:table-cell>
          <table:table-cell/>
          <table:table-cell table:formula="of:=[.C33]-[.B33]" office:value-type="float" office:value="418.0031610433" calcext:value-type="float">
            <text:p>418.0031610433</text:p>
          </table:table-cell>
          <table:table-cell table:formula="of:=[.E33]*[.E33]" office:value-type="float" office:value="174726.642642191" calcext:value-type="float">
            <text:p>174726.642642191</text:p>
          </table:table-cell>
          <table:table-cell table:number-columns-repeated="5"/>
          <table:table-cell table:formula="of:=([.B33]-[.$I$11])*([.B33]-[.$I$11])" office:value-type="float" office:value="465707190.0625" calcext:value-type="float">
            <text:p>465707190.0625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49020" calcext:value-type="float">
            <text:p>49020</text:p>
          </table:table-cell>
          <table:table-cell table:style-name="ce1" table:formula="of:=[.$I$2]*[.A34]*LOG([.A34];2)+[.$I$3]*[.A34]+[.$I$4]" office:value-type="float" office:value="49650.4753976158" calcext:value-type="float">
            <text:p>49,650.48</text:p>
          </table:table-cell>
          <table:table-cell/>
          <table:table-cell table:formula="of:=[.C34]-[.B34]" office:value-type="float" office:value="630.475397615832" calcext:value-type="float">
            <text:p>630.475397615832</text:p>
          </table:table-cell>
          <table:table-cell table:formula="of:=[.E34]*[.E34]" office:value-type="float" office:value="397499.226998841" calcext:value-type="float">
            <text:p>397499.226998841</text:p>
          </table:table-cell>
          <table:table-cell table:number-columns-repeated="5"/>
          <table:table-cell table:formula="of:=([.B34]-[.$I$11])*([.B34]-[.$I$11])" office:value-type="float" office:value="579088128.0625" calcext:value-type="float">
            <text:p>579088128.062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51921" calcext:value-type="float">
            <text:p>51921</text:p>
          </table:table-cell>
          <table:table-cell table:style-name="ce1" table:formula="of:=[.$I$2]*[.A35]*LOG([.A35];2)+[.$I$3]*[.A35]+[.$I$4]" office:value-type="float" office:value="52390.5319707212" calcext:value-type="float">
            <text:p>52,390.53</text:p>
          </table:table-cell>
          <table:table-cell/>
          <table:table-cell table:formula="of:=[.C35]-[.B35]" office:value-type="float" office:value="469.531970721226" calcext:value-type="float">
            <text:p>469.531970721226</text:p>
          </table:table-cell>
          <table:table-cell table:formula="of:=[.E35]*[.E35]" office:value-type="float" office:value="220460.271529358" calcext:value-type="float">
            <text:p>220460.271529358</text:p>
          </table:table-cell>
          <table:table-cell table:number-columns-repeated="5"/>
          <table:table-cell table:formula="of:=([.B35]-[.$I$11])*([.B35]-[.$I$11])" office:value-type="float" office:value="727124707.5625" calcext:value-type="float">
            <text:p>727124707.5625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54934" calcext:value-type="float">
            <text:p>54934</text:p>
          </table:table-cell>
          <table:table-cell table:style-name="ce1" table:formula="of:=[.$I$2]*[.A36]*LOG([.A36];2)+[.$I$3]*[.A36]+[.$I$4]" office:value-type="float" office:value="55172.890612663" calcext:value-type="float">
            <text:p>55,172.89</text:p>
          </table:table-cell>
          <table:table-cell/>
          <table:table-cell table:formula="of:=[.C36]-[.B36]" office:value-type="float" office:value="238.890612662966" calcext:value-type="float">
            <text:p>238.890612662966</text:p>
          </table:table-cell>
          <table:table-cell table:formula="of:=[.E36]*[.E36]" office:value-type="float" office:value="57068.7248184874" calcext:value-type="float">
            <text:p>57068.7248184874</text:p>
          </table:table-cell>
          <table:table-cell table:number-columns-repeated="5"/>
          <table:table-cell table:formula="of:=([.B36]-[.$I$11])*([.B36]-[.$I$11])" office:value-type="float" office:value="898695473.0625" calcext:value-type="float">
            <text:p>898695473.062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8370" calcext:value-type="float">
            <text:p>58370</text:p>
          </table:table-cell>
          <table:table-cell table:style-name="ce1" table:formula="of:=[.$I$2]*[.A37]*LOG([.A37];2)+[.$I$3]*[.A37]+[.$I$4]" office:value-type="float" office:value="57996.3423590111" calcext:value-type="float">
            <text:p>57,996.34</text:p>
          </table:table-cell>
          <table:table-cell/>
          <table:table-cell table:formula="of:=[.C37]-[.B37]" office:value-type="float" office:value="-373.657640988917" calcext:value-type="float">
            <text:p>-373.657640988917</text:p>
          </table:table-cell>
          <table:table-cell table:formula="of:=[.E37]*[.E37]" office:value-type="float" office:value="139620.032669402" calcext:value-type="float">
            <text:p>139620.032669402</text:p>
          </table:table-cell>
          <table:table-cell table:number-columns-repeated="5"/>
          <table:table-cell table:formula="of:=([.B37]-[.$I$11])*([.B37]-[.$I$11])" office:value-type="float" office:value="1116512103.0625" calcext:value-type="float">
            <text:p>1116512103.0625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61792" calcext:value-type="float">
            <text:p>61792</text:p>
          </table:table-cell>
          <table:table-cell table:style-name="ce1" table:formula="of:=[.$I$2]*[.A38]*LOG([.A38];2)+[.$I$3]*[.A38]+[.$I$4]" office:value-type="float" office:value="60859.7454367109" calcext:value-type="float">
            <text:p>60,859.75</text:p>
          </table:table-cell>
          <table:table-cell/>
          <table:table-cell table:formula="of:=[.C38]-[.B38]" office:value-type="float" office:value="-932.254563289149" calcext:value-type="float">
            <text:p>-932.254563289149</text:p>
          </table:table-cell>
          <table:table-cell table:formula="of:=[.E38]*[.E38]" office:value-type="float" office:value="869098.570773442" calcext:value-type="float">
            <text:p>869098.570773442</text:p>
          </table:table-cell>
          <table:table-cell table:number-columns-repeated="5"/>
          <table:table-cell table:formula="of:=([.B38]-[.$I$11])*([.B38]-[.$I$11])" office:value-type="float" office:value="1356909314.0625" calcext:value-type="float">
            <text:p>1356909314.062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65874" calcext:value-type="float">
            <text:p>65874</text:p>
          </table:table-cell>
          <table:table-cell table:style-name="ce1" table:formula="of:=[.$I$2]*[.A39]*LOG([.A39];2)+[.$I$3]*[.A39]+[.$I$4]" office:value-type="float" office:value="63762.0198133642" calcext:value-type="float">
            <text:p>63,762.02</text:p>
          </table:table-cell>
          <table:table-cell/>
          <table:table-cell table:formula="of:=[.C39]-[.B39]" office:value-type="float" office:value="-2111.98018663578" calcext:value-type="float">
            <text:p>-2111.98018663578</text:p>
          </table:table-cell>
          <table:table-cell table:formula="of:=[.E39]*[.E39]" office:value-type="float" office:value="4460460.30874211" calcext:value-type="float">
            <text:p>4460460.30874211</text:p>
          </table:table-cell>
          <table:table-cell table:number-columns-repeated="5"/>
          <table:table-cell table:formula="of:=([.B39]-[.$I$11])*([.B39]-[.$I$11])" office:value-type="float" office:value="1674303183.0625" calcext:value-type="float">
            <text:p>1674303183.0625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68696" calcext:value-type="float">
            <text:p>68696</text:p>
          </table:table-cell>
          <table:table-cell table:style-name="ce1" table:formula="of:=[.$I$2]*[.A40]*LOG([.A40];2)+[.$I$3]*[.A40]+[.$I$4]" office:value-type="float" office:value="66702.1423206199" calcext:value-type="float">
            <text:p>66,702.14</text:p>
          </table:table-cell>
          <table:table-cell/>
          <table:table-cell table:formula="of:=[.C40]-[.B40]" office:value-type="float" office:value="-1993.85767938007" calcext:value-type="float">
            <text:p>-1993.85767938007</text:p>
          </table:table-cell>
          <table:table-cell table:formula="of:=[.E40]*[.E40]" office:value-type="float" office:value="3975468.4456229" calcext:value-type="float">
            <text:p>3975468.4456229</text:p>
          </table:table-cell>
          <table:table-cell table:number-columns-repeated="5"/>
          <table:table-cell table:formula="of:=([.B40]-[.$I$11])*([.B40]-[.$I$11])" office:value-type="float" office:value="1913209470.0625" calcext:value-type="float">
            <text:p>1913209470.062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1933" calcext:value-type="float">
            <text:p>71933</text:p>
          </table:table-cell>
          <table:table-cell table:style-name="ce1" table:formula="of:=[.$I$2]*[.A41]*LOG([.A41];2)+[.$I$3]*[.A41]+[.$I$4]" office:value-type="float" office:value="69679.1422780194" calcext:value-type="float">
            <text:p>69,679.14</text:p>
          </table:table-cell>
          <table:table-cell/>
          <table:table-cell table:formula="of:=[.C41]-[.B41]" office:value-type="float" office:value="-2253.85772198057" calcext:value-type="float">
            <text:p>-2253.85772198057</text:p>
          </table:table-cell>
          <table:table-cell table:formula="of:=[.E41]*[.E41]" office:value-type="float" office:value="5079874.63093146" calcext:value-type="float">
            <text:p>5079874.63093146</text:p>
          </table:table-cell>
          <table:table-cell table:number-columns-repeated="5"/>
          <table:table-cell table:formula="of:=([.B41]-[.$I$11])*([.B41]-[.$I$11])" office:value-type="float" office:value="2206862017.5625" calcext:value-type="float">
            <text:p>2206862017.5625</text:p>
          </table:table-cell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3T15:44:22.246656638</dc:date>
    <meta:editing-duration>PT21M42S</meta:editing-duration>
    <meta:editing-cycles>3</meta:editing-cycles>
    <meta:generator>LibreOffice/7.3.7.2$Linux_X86_64 LibreOffice_project/30$Build-2</meta:generator>
    <meta:document-statistic meta:table-count="1" meta:cell-count="26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3.952cm" style:legend-expansion="high" chart:style-name="ch2"/>
        <chart:plot-area chart:style-name="ch3" table:cell-range-address="'run-results'.A2:'run-results'.C41" svg:x="0.32cm" svg:y="0.18cm" svg:width="13.097cm" svg:height="8.64cm">
          <chart:coordinate-region svg:x="1.497cm" svg:y="0.379cm" svg:width="11.45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un-results'.B2:'run-results'.B41" chart:class="chart:scatter">
            <chart:domain table:cell-range-address="'run-results'.A2:'run-results'.A41"/>
            <chart:data-point chart:repeated="40"/>
          </chart:series>
          <chart:series chart:style-name="ch8" chart:values-cell-range-address="'run-results'.C2:'run-results'.C41" chart:class="chart:scatter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un-results'.A2:'run-results'.A41</svg:desc>
                </draw:g>
              </table:table-cell>
              <table:table-cell office:value-type="float" office:value="66">
                <text:p>66</text:p>
                <draw:g>
                  <svg:desc>'run-results'.B2:'run-results'.B41</svg:desc>
                </draw:g>
              </table:table-cell>
              <table:table-cell office:value-type="float" office:value="3648.78565455436">
                <text:p>3648.78565455436</text:p>
                <draw:g>
                  <svg:desc>'run-results'.C2:'run-results'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200">
                <text:p>200</text:p>
              </table:table-cell>
              <table:table-cell office:value-type="float" office:value="1894.58788439327">
                <text:p>1894.587884393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433">
                <text:p>433</text:p>
              </table:table-cell>
              <table:table-cell office:value-type="float" office:value="892.853875841015">
                <text:p>892.853875841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754">
                <text:p>754</text:p>
              </table:table-cell>
              <table:table-cell office:value-type="float" office:value="379.770882468708">
                <text:p>379.7708824687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1123">
                <text:p>1123</text:p>
              </table:table-cell>
              <table:table-cell office:value-type="float" office:value="230.045464494303">
                <text:p>230.0454644943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1615">
                <text:p>1615</text:p>
              </table:table-cell>
              <table:table-cell office:value-type="float" office:value="369.881403761793">
                <text:p>369.881403761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2189">
                <text:p>2189</text:p>
              </table:table-cell>
              <table:table-cell office:value-type="float" office:value="750.516631178421">
                <text:p>750.516631178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2888">
                <text:p>2888</text:p>
              </table:table-cell>
              <table:table-cell office:value-type="float" office:value="1337.29395541478">
                <text:p>1337.293955414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3627">
                <text:p>3627</text:p>
              </table:table-cell>
              <table:table-cell office:value-type="float" office:value="2104.30021650912">
                <text:p>2104.30021650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4450">
                <text:p>4450</text:p>
              </table:table-cell>
              <table:table-cell office:value-type="float" office:value="3031.42165786361">
                <text:p>3031.421657863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5484">
                <text:p>5484</text:p>
              </table:table-cell>
              <table:table-cell office:value-type="float" office:value="4102.59003379917">
                <text:p>4102.590033799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6419">
                <text:p>6419</text:p>
              </table:table-cell>
              <table:table-cell office:value-type="float" office:value="5304.67207479616">
                <text:p>5304.672074796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7591">
                <text:p>7591</text:p>
              </table:table-cell>
              <table:table-cell office:value-type="float" office:value="6626.7317825311">
                <text:p>6626.73178253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9048">
                <text:p>9048</text:p>
              </table:table-cell>
              <table:table-cell office:value-type="float" office:value="8059.52106802703">
                <text:p>8059.521068027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10199">
                <text:p>10199</text:p>
              </table:table-cell>
              <table:table-cell office:value-type="float" office:value="9595.11665927703">
                <text:p>9595.116659277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11568">
                <text:p>11568</text:p>
              </table:table-cell>
              <table:table-cell office:value-type="float" office:value="11226.6542548973">
                <text:p>11226.65425489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13117">
                <text:p>13117</text:p>
              </table:table-cell>
              <table:table-cell office:value-type="float" office:value="12948.1293905375">
                <text:p>12948.1293905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14783">
                <text:p>14783</text:p>
              </table:table-cell>
              <table:table-cell office:value-type="float" office:value="14754.2453154836">
                <text:p>14754.24531548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16373">
                <text:p>16373</text:p>
              </table:table-cell>
              <table:table-cell office:value-type="float" office:value="16640.2947734614">
                <text:p>16640.29477346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17946">
                <text:p>17946</text:p>
              </table:table-cell>
              <table:table-cell office:value-type="float" office:value="18602.0667365902">
                <text:p>18602.06673659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00">
                <text:p>10500</text:p>
              </table:table-cell>
              <table:table-cell office:value-type="float" office:value="19852">
                <text:p>19852</text:p>
              </table:table-cell>
              <table:table-cell office:value-type="float" office:value="20635.7718361375">
                <text:p>20635.7718361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0">
                <text:p>11000</text:p>
              </table:table-cell>
              <table:table-cell office:value-type="float" office:value="21815">
                <text:p>21815</text:p>
              </table:table-cell>
              <table:table-cell office:value-type="float" office:value="22737.9820268589">
                <text:p>22737.98202685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00">
                <text:p>11500</text:p>
              </table:table-cell>
              <table:table-cell office:value-type="float" office:value="23704">
                <text:p>23704</text:p>
              </table:table-cell>
              <table:table-cell office:value-type="float" office:value="24905.5812423954">
                <text:p>24905.58124239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0">
                <text:p>12000</text:p>
              </table:table-cell>
              <table:table-cell office:value-type="float" office:value="25859">
                <text:p>25859</text:p>
              </table:table-cell>
              <table:table-cell office:value-type="float" office:value="27135.7246472505">
                <text:p>27135.7246472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00">
                <text:p>12500</text:p>
              </table:table-cell>
              <table:table-cell office:value-type="float" office:value="28096">
                <text:p>28096</text:p>
              </table:table-cell>
              <table:table-cell office:value-type="float" office:value="29425.8046908929">
                <text:p>29425.80469089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0">
                <text:p>13000</text:p>
              </table:table-cell>
              <table:table-cell office:value-type="float" office:value="30467">
                <text:p>30467</text:p>
              </table:table-cell>
              <table:table-cell office:value-type="float" office:value="31773.422601118">
                <text:p>31773.4226011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00">
                <text:p>13500</text:p>
              </table:table-cell>
              <table:table-cell office:value-type="float" office:value="32579">
                <text:p>32579</text:p>
              </table:table-cell>
              <table:table-cell office:value-type="float" office:value="34176.3642689375">
                <text:p>34176.3642689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0">
                <text:p>14000</text:p>
              </table:table-cell>
              <table:table-cell office:value-type="float" office:value="35102">
                <text:p>35102</text:p>
              </table:table-cell>
              <table:table-cell office:value-type="float" office:value="36632.5797105076">
                <text:p>36632.57971050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00">
                <text:p>14500</text:p>
              </table:table-cell>
              <table:table-cell office:value-type="float" office:value="37980">
                <text:p>37980</text:p>
              </table:table-cell>
              <table:table-cell office:value-type="float" office:value="39140.1654664426">
                <text:p>39140.16546644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0">
                <text:p>15000</text:p>
              </table:table-cell>
              <table:table-cell office:value-type="float" office:value="40159">
                <text:p>40159</text:p>
              </table:table-cell>
              <table:table-cell office:value-type="float" office:value="41697.349431405">
                <text:p>41697.3494314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00">
                <text:p>15500</text:p>
              </table:table-cell>
              <table:table-cell office:value-type="float" office:value="43668">
                <text:p>43668</text:p>
              </table:table-cell>
              <table:table-cell office:value-type="float" office:value="44302.4777084297">
                <text:p>44302.4777084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00">
                <text:p>16000</text:p>
              </table:table-cell>
              <table:table-cell office:value-type="float" office:value="46536">
                <text:p>46536</text:p>
              </table:table-cell>
              <table:table-cell office:value-type="float" office:value="46954.0031610433">
                <text:p>46954.00316104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00">
                <text:p>16500</text:p>
              </table:table-cell>
              <table:table-cell office:value-type="float" office:value="49020">
                <text:p>49020</text:p>
              </table:table-cell>
              <table:table-cell office:value-type="float" office:value="49650.4753976158">
                <text:p>49650.47539761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00">
                <text:p>17000</text:p>
              </table:table-cell>
              <table:table-cell office:value-type="float" office:value="51921">
                <text:p>51921</text:p>
              </table:table-cell>
              <table:table-cell office:value-type="float" office:value="52390.5319707212">
                <text:p>52390.53197072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00">
                <text:p>17500</text:p>
              </table:table-cell>
              <table:table-cell office:value-type="float" office:value="54934">
                <text:p>54934</text:p>
              </table:table-cell>
              <table:table-cell office:value-type="float" office:value="55172.890612663">
                <text:p>55172.8906126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00">
                <text:p>18000</text:p>
              </table:table-cell>
              <table:table-cell office:value-type="float" office:value="58370">
                <text:p>58370</text:p>
              </table:table-cell>
              <table:table-cell office:value-type="float" office:value="57996.3423590111">
                <text:p>57996.3423590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00">
                <text:p>18500</text:p>
              </table:table-cell>
              <table:table-cell office:value-type="float" office:value="61792">
                <text:p>61792</text:p>
              </table:table-cell>
              <table:table-cell office:value-type="float" office:value="60859.7454367109">
                <text:p>60859.74543671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00">
                <text:p>19000</text:p>
              </table:table-cell>
              <table:table-cell office:value-type="float" office:value="65874">
                <text:p>65874</text:p>
              </table:table-cell>
              <table:table-cell office:value-type="float" office:value="63762.0198133642">
                <text:p>63762.01981336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00">
                <text:p>19500</text:p>
              </table:table-cell>
              <table:table-cell office:value-type="float" office:value="68696">
                <text:p>68696</text:p>
              </table:table-cell>
              <table:table-cell office:value-type="float" office:value="66702.1423206199">
                <text:p>66702.14232061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0">
                <text:p>20000</text:p>
              </table:table-cell>
              <table:table-cell office:value-type="float" office:value="71933">
                <text:p>71933</text:p>
              </table:table-cell>
              <table:table-cell office:value-type="float" office:value="69679.1422780194">
                <text:p>69679.14227801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